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mage Classifier using feature detection</text:p>
      <text:p text:style-name="P1"/>
      <text:p text:style-name="P1">ORB</text:p>
      <text:p text:style-name="P1"/>
      <text:p text:style-name="P1"><text:a xlink:type="simple" xlink:href="https://www.youtube.com/watch?v=nnH55-zD38I" text:style-name="Internet_20_link" text:visited-style-name="Visited_20_Internet_20_Link">https://www.youtube.com/watch?v=nnH55-zD38I</text:a></text:p>
      <text:p text:style-name="P1"/>
      <text:p text:style-name="P1"/>
      <text:p text:style-name="P3">Image Classification using XGBoost</text:p>
      <text:p text:style-name="P1"/>
      <text:p text:style-name="P1">and VGG16 imagenet as feature extractor<text:line-break/></text:p>
      <text:p text:style-name="P1"><text:a xlink:type="simple" xlink:href="https://www.youtube.com/watch?v=2miw-69Xb0g" text:style-name="Internet_20_link" text:visited-style-name="Visited_20_Internet_20_Link">https://www.youtube.com/watch?v=2miw-69Xb0g</text:a></text:p>
      <text:p text:style-name="P1"/>
      <text:p text:style-name="P1">Code last tested on: <text:line-break/> <text:s text:c="3"/>Tensorflow: 2.2.0<text:line-break/> <text:s text:c="3"/>Keras: 2.3.1<text:line-break/> <text:s text:c="3"/>Python: 3.7<text:line-break/>pip install xgboost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0-10T16:01:38.04</meta:creation-date>
    <meta:editing-duration>PT11M36S</meta:editing-duration>
    <meta:editing-cycles>3</meta:editing-cycles>
    <meta:generator>OpenOffice/4.1.15$Win32 OpenOffice.org_project/4115m2$Build-9813</meta:generator>
    <meta:initial-creator>Jean SAINT</meta:initial-creator>
    <dc:date>2024-10-10T19:57:10.10</dc:date>
    <dc:creator>Jean SAINT</dc:creator>
    <meta:document-statistic meta:table-count="0" meta:image-count="0" meta:object-count="0" meta:page-count="1" meta:paragraph-count="7" meta:word-count="31" meta:character-count="301"/>
  </office:meta>
</office:document-meta>
</file>